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5453in"/>
    </style:style>
    <style:style style:name="co2" style:family="table-column">
      <style:table-column-properties fo:break-before="auto" style:column-width="1.47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4.836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2.6866in" fo:break-before="auto" style:use-optimal-row-height="true"/>
    </style:style>
    <style:style style:name="ro4" style:family="table-row">
      <style:table-row-properties style:row-height="0.332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fo:font-weight="bold" style:font-weight-asian="normal" style:font-weight-complex="bold"/>
    </style:style>
    <style:style style:name="ce4" style:family="table-cell" style:parent-style-name="Default">
      <style:table-cell-properties fo:background-color="#00ff00"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normal" style:font-weight-complex="bold"/>
    </style:style>
    <style:style style:name="ce7" style:family="table-cell" style:parent-style-name="Default" style:data-style-name="N100"/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border-bottom="0.06pt solid #000000" fo:wrap-option="wrap" fo:border-left="none" fo:border-right="none" fo:border-top="none"/>
      <style:text-properties fo:font-weight="bold" style:font-weight-asian="normal" style:font-weight-complex="bold"/>
    </style:style>
    <style:style style:name="ce10" style:family="table-cell" style:parent-style-name="Default" style:data-style-name="N100">
      <style:table-cell-properties fo:background-color="transparent" fo:wrap-option="wrap" fo:border="0.06pt solid #000000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 fo:border="0.06pt solid #000000"/>
    </style:style>
    <style:style style:name="T1" style:family="text">
      <style:text-properties style:font-name="Liberation Sans" style:font-name-asian="WenQuanYi Zen Hei" style:font-name-complex="Lohit Hindi"/>
    </style:style>
    <style:style style:name="T2" style:family="text">
      <style:text-properties style:font-name="Liberation Sans" fo:font-weight="bold" style:font-name-asian="WenQuanYi Zen Hei" style:font-weight-asian="bold" style:font-name-complex="Lohit Hindi" style:font-weight-complex="bold"/>
    </style:style>
    <style:style style:name="T3" style:family="text">
      <style:text-properties style:font-name="Liberation Sans" fo:font-size="12pt" fo:font-weight="bold" style:font-name-asian="WenQuanYi Zen Hei" style:font-size-asian="12pt" style:font-weight-asian="bold" style:font-name-complex="Lohit Hindi" style:font-size-complex="12pt" style:font-weight-complex="bold"/>
    </style:style>
    <style:style style:name="T4" style:family="text">
      <style:text-properties style:font-name="Liberation Sans" fo:font-weight="normal" style:font-name-asian="WenQuanYi Zen Hei" style:font-weight-asian="normal" style:font-name-complex="Lohit Hindi" style:font-weight-complex="normal"/>
    </style:style>
  </office:automatic-styles>
  <office:body>
    <office:spreadsheet>
      <table:table table:name="from_19261006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8"/>
        <table:table-row table:style-name="ro1">
          <table:table-cell table:style-name="ce1" office:value-type="string">
            <text:p>Revolutions of G.Moon from 1926-10-06 new moon (Marie's birthday).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2">
          <table:table-cell table:style-name="ce3" office:value-type="string">
            <text:p>Revolution count:</text:p>
          </table:table-cell>
          <table:table-cell table:style-name="ce6" office:value-type="string">
            <text:p>Date(s):</text:p>
          </table:table-cell>
          <table:table-cell table:style-name="ce6"/>
          <table:table-cell table:style-name="ce6" office:value-type="string">
            <text:p>G.Moon</text:p>
          </table:table-cell>
          <table:table-cell table:style-name="ce9" office:value-type="string">
            <text:p>Event: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style-name="ce4" office:value-type="float" office:value="0">
            <text:p>0</text:p>
          </table:table-cell>
          <table:table-cell table:style-name="ce7" office:value-type="string">
            <text:p>1926-10-06 12:00</text:p>
          </table:table-cell>
          <table:table-cell table:number-columns-repeated="2" office:value-type="float" office:value="190.26999999999">
            <text:p>190.27</text:p>
          </table:table-cell>
          <table:table-cell table:style-name="ce10" office:value-type="string">
            <text:p>New moon. <text:s/>Marie's birthday.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1926-11-03 12:00</text:p>
          </table:table-cell>
          <table:table-cell table:number-columns-repeated="2" office:value-type="float" office:value="198.937000000005">
            <text:p>198.937</text:p>
          </table:table-cell>
          <table:table-cell table:style-name="ce11"/>
        </table:table-row>
        <table:table-row table:style-name="ro1">
          <table:table-cell office:value-type="float" office:value="2">
            <text:p>2</text:p>
          </table:table-cell>
          <table:table-cell table:style-name="ce7" office:value-type="string">
            <text:p>1926-11-30 12:00</text:p>
          </table:table-cell>
          <table:table-cell table:number-columns-repeated="2" office:value-type="float" office:value="194.894">
            <text:p>194.894</text:p>
          </table:table-cell>
          <table:table-cell table:style-name="ce11"/>
        </table:table-row>
        <table:table-row table:style-name="ro1">
          <table:table-cell office:value-type="float" office:value="3">
            <text:p>3</text:p>
          </table:table-cell>
          <table:table-cell table:style-name="ce7" office:value-type="string">
            <text:p>1926-12-27 12:00</text:p>
          </table:table-cell>
          <table:table-cell table:number-columns-repeated="2" office:value-type="float" office:value="190.657000000007">
            <text:p>190.657</text:p>
          </table:table-cell>
          <table:table-cell table:style-name="ce11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7" office:value-type="string">
            <text:p>1927-01-24 12:00</text:p>
          </table:table-cell>
          <table:table-cell table:number-columns-repeated="2" office:value-type="float" office:value="198.578999999998">
            <text:p>198.579</text:p>
          </table:table-cell>
          <table:table-cell office:value-type="string">
            <text:p><text:span text:style-name="T1">pg. 65. Letter from RG to Mr. Kennelworth. <text:s/>(2nd letter). <text:s/>Sir William Crooks. <text:s/>(153). <text:s/></text:span><text:span text:style-name="T2">Gates of Knowledge</text:span><text:span text:style-name="T1">. <text:s/>“I have tried to get understanding and believe that I have received it from the Bible and that I must use it.” <text:s/>&lt;Quote with </text:span><text:span text:style-name="T2">47</text:span><text:span text:style-name="T1"> words&gt;. <text:s/>Kingdom of the United States (being built now?). <text:s/>Star in the East. <text:s/></text:span></text:p>
            <text:p><text:span text:style-name="T1">pg. 70. <text:s/>Night of January 24, RG writes letter to Marie (undated letter). <text:s/>RG buys 200 bales of July Cotton at 13.80 and puts up $1000 as margin. <text:s/></text:span><text:span text:style-name="T3">RG has STARTED</text:span><text:span text:style-name="T2"> </text:span><text:span text:style-name="T4">on the road to fame and fortune</text:span><text:span text:style-name="T2">.</text:span><text:span text:style-name="T1">. <text:s/>[Note: 1000/13.80 = 72.46 or about 72] [H.Venus is 70 deg from New Year's G.Sun (1927-01-01). <text:s/>G.Venus moved 30 deg from New Year's G.Venus.]. [Note: 30 days after christmas.] [This is 24 days from New Year's.] [From 1926-10-23 to 1927-01-24, it is: 93 days elapsed, 94 degrees of G.Sun movement, 375 deg of H.Mercury movement, 147.872 deg of H.Venus movement, 94 of H.Earth movement, </text:span><text:span text:style-name="T2">50 deg of H.Mars movement</text:span><text:span text:style-name="T1">, 71 deg of G.Mercury movement, 116.8 of G.Venus movement, G.Mercury/G.Mars moved 69.678 deg.]</text:span>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7" office:value-type="string">
            <text:p>1927-02-20 12:00</text:p>
          </table:table-cell>
          <table:table-cell table:number-columns-repeated="2" office:value-type="float" office:value="195.068999999989">
            <text:p>195.069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7" office:value-type="string">
            <text:p>1927-03-19 12:00</text:p>
          </table:table-cell>
          <table:table-cell table:number-columns-repeated="2" office:value-type="float" office:value="191.975000000006">
            <text:p>191.97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style-name="ce7" office:value-type="string">
            <text:p>1927-04-16 12:00</text:p>
          </table:table-cell>
          <table:table-cell table:number-columns-repeated="2" office:value-type="float" office:value="200.866999999998">
            <text:p>200.86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7" office:value-type="string">
            <text:p>1927-05-13 12:00</text:p>
          </table:table-cell>
          <table:table-cell table:number-columns-repeated="2" office:value-type="float" office:value="197.600999999995">
            <text:p>197.601</text:p>
          </table:table-cell>
          <table:table-cell/>
        </table:table-row>
        <table:table-row table:style-name="ro4">
          <table:table-cell table:style-name="ce4" office:value-type="float" office:value="9">
            <text:p>9</text:p>
          </table:table-cell>
          <table:table-cell table:style-name="ce7" office:value-type="string">
            <text:p>1927-06-09 12:00</text:p>
          </table:table-cell>
          <table:table-cell table:number-columns-repeated="2" office:value-type="float" office:value="193.950000000012">
            <text:p>193.95</text:p>
          </table:table-cell>
          <table:table-cell office:value-type="string">
            <text:p>pg. 157, 161. <text:s/>RG's 21st birthday. <text:s/>pg. 165, last 5 days were 5 years.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7" office:value-type="string">
            <text:p>1927-07-06 12:00</text:p>
          </table:table-cell>
          <table:table-cell table:number-columns-repeated="2" office:value-type="float" office:value="190.030999999988">
            <text:p>190.03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style-name="ce7" office:value-type="string">
            <text:p>1927-08-03 12:00</text:p>
          </table:table-cell>
          <table:table-cell table:number-columns-repeated="2" office:value-type="float" office:value="198.008999999991">
            <text:p>198.00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style-name="ce7" office:value-type="string">
            <text:p>1927-08-30 12:00</text:p>
          </table:table-cell>
          <table:table-cell table:number-columns-repeated="2" office:value-type="float" office:value="194.407999999996">
            <text:p>194.40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style-name="ce7" office:value-type="string">
            <text:p>1927-09-26 12:00</text:p>
          </table:table-cell>
          <table:table-cell table:number-columns-repeated="2" office:value-type="float" office:value="191.189000000013">
            <text:p>191.189</text:p>
          </table:table-cell>
          <table:table-cell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7" office:value-type="string">
            <text:p>1927-10-24 12:00</text:p>
          </table:table-cell>
          <table:table-cell table:number-columns-repeated="2" office:value-type="float" office:value="200.065999999992">
            <text:p>200.066</text:p>
          </table:table-cell>
          <table:table-cell office:value-type="string">
            <text:p>pg. 199. <text:s/>October 1927 was a beautiful month.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7" office:value-type="string">
            <text:p>1927-11-20 12:00</text:p>
          </table:table-cell>
          <table:table-cell table:number-columns-repeated="2" office:value-type="float" office:value="196.97099999999">
            <text:p>196.97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style-name="ce7" office:value-type="string">
            <text:p>1927-12-17 12:00</text:p>
          </table:table-cell>
          <table:table-cell table:number-columns-repeated="2" office:value-type="float" office:value="193.472000000009">
            <text:p>193.472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style-name="ce7" office:value-type="string">
            <text:p>1928-01-14 12:00</text:p>
          </table:table-cell>
          <table:table-cell table:number-columns-repeated="2" office:value-type="float" office:value="201.386999999988">
            <text:p>201.38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style-name="ce7" office:value-type="string">
            <text:p>1928-02-10 12:00</text:p>
          </table:table-cell>
          <table:table-cell table:number-columns-repeated="2" office:value-type="float" office:value="197.217000000004">
            <text:p>197.21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style-name="ce7" office:value-type="string">
            <text:p>1928-03-08 12:00</text:p>
          </table:table-cell>
          <table:table-cell table:number-columns-repeated="2" office:value-type="float" office:value="193.217000000004">
            <text:p>193.21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style-name="ce7" office:value-type="string">
            <text:p>1928-04-05 12:00</text:p>
          </table:table-cell>
          <table:table-cell table:number-columns-repeated="2" office:value-type="float" office:value="201.807000000001">
            <text:p>201.807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style-name="ce7" office:value-type="string">
            <text:p>1928-05-02 12:00</text:p>
          </table:table-cell>
          <table:table-cell table:number-columns-repeated="2" office:value-type="float" office:value="198.771000000008">
            <text:p>198.77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style-name="ce7" office:value-type="string">
            <text:p>1928-05-29 12:00</text:p>
          </table:table-cell>
          <table:table-cell table:number-columns-repeated="2" office:value-type="float" office:value="195.790999999997">
            <text:p>195.791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style-name="ce7" office:value-type="string">
            <text:p>1928-06-25 12:00</text:p>
          </table:table-cell>
          <table:table-cell table:number-columns-repeated="2" office:value-type="float" office:value="192.391999999993">
            <text:p>192.392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style-name="ce7" office:value-type="string">
            <text:p>1928-07-23 12:00</text:p>
          </table:table-cell>
          <table:table-cell table:number-columns-repeated="2" office:value-type="float" office:value="200.573999999993">
            <text:p>200.57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style-name="ce7" office:value-type="string">
            <text:p>1928-08-19 12:00</text:p>
          </table:table-cell>
          <table:table-cell table:number-columns-repeated="2" office:value-type="float" office:value="196.285999999993">
            <text:p>196.286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style-name="ce7" office:value-type="string">
            <text:p>1928-09-15 12:00</text:p>
          </table:table-cell>
          <table:table-cell table:number-columns-repeated="2" office:value-type="float" office:value="191.994999999995">
            <text:p>191.995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style-name="ce7" office:value-type="string">
            <text:p>1928-10-13 12:00</text:p>
          </table:table-cell>
          <table:table-cell table:number-columns-repeated="2" office:value-type="float" office:value="200.606999999989">
            <text:p>200.60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style-name="ce7" office:value-type="string">
            <text:p>1928-11-09 12:00</text:p>
          </table:table-cell>
          <table:table-cell table:number-columns-repeated="2" office:value-type="float" office:value="197.432000000001">
            <text:p>197.432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style-name="ce7" office:value-type="string">
            <text:p>1928-12-06 12:00</text:p>
          </table:table-cell>
          <table:table-cell table:number-columns-repeated="2" office:value-type="float" office:value="194.497999999992">
            <text:p>194.49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style-name="ce7" office:value-type="string">
            <text:p>1929-01-02 12:00</text:p>
          </table:table-cell>
          <table:table-cell table:number-columns-repeated="2" office:value-type="float" office:value="191.010999999999">
            <text:p>191.01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style-name="ce7" office:value-type="string">
            <text:p>1929-01-30 12:00</text:p>
          </table:table-cell>
          <table:table-cell table:number-columns-repeated="2" office:value-type="float" office:value="199.155999999988">
            <text:p>199.156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style-name="ce7" office:value-type="string">
            <text:p>1929-02-26 12:00</text:p>
          </table:table-cell>
          <table:table-cell table:number-columns-repeated="2" office:value-type="float" office:value="194.135999999999">
            <text:p>194.136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style-name="ce7" office:value-type="string">
            <text:p>1929-03-26 12:00</text:p>
          </table:table-cell>
          <table:table-cell table:number-columns-repeated="2" office:value-type="float" office:value="202.162000000011">
            <text:p>202.162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style-name="ce7" office:value-type="string">
            <text:p>1929-04-22 12:00</text:p>
          </table:table-cell>
          <table:table-cell table:number-columns-repeated="2" office:value-type="float" office:value="198.132000000012">
            <text:p>198.132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style-name="ce7" office:value-type="string">
            <text:p>1929-05-19 12:00</text:p>
          </table:table-cell>
          <table:table-cell table:number-columns-repeated="2" office:value-type="float" office:value="194.962999999989">
            <text:p>194.963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style-name="ce7" office:value-type="string">
            <text:p>1929-06-15 12:00</text:p>
          </table:table-cell>
          <table:table-cell table:number-columns-repeated="2" office:value-type="float" office:value="191.999000000011">
            <text:p>191.99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style-name="ce7" office:value-type="string">
            <text:p>1929-07-13 12:00</text:p>
          </table:table-cell>
          <table:table-cell table:number-columns-repeated="2" office:value-type="float" office:value="201.231">
            <text:p>201.231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style-name="ce7" office:value-type="string">
            <text:p>1929-08-09 12:00</text:p>
          </table:table-cell>
          <table:table-cell table:number-columns-repeated="2" office:value-type="float" office:value="196.861999999994">
            <text:p>196.862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style-name="ce7" office:value-type="string">
            <text:p>1929-09-05 12:00</text:p>
          </table:table-cell>
          <table:table-cell table:number-columns-repeated="2" office:value-type="float" office:value="191.54800000001">
            <text:p>191.548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style-name="ce7" office:value-type="string">
            <text:p>1929-10-03 12:00</text:p>
          </table:table-cell>
          <table:table-cell table:number-columns-repeated="2" office:value-type="float" office:value="199.717000000004">
            <text:p>199.717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style-name="ce7" office:value-type="string">
            <text:p>1929-10-30 12:00</text:p>
          </table:table-cell>
          <table:table-cell table:number-columns-repeated="2" office:value-type="float" office:value="195.238000000012">
            <text:p>195.238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style-name="ce7" office:value-type="string">
            <text:p>1929-11-26 12:00</text:p>
          </table:table-cell>
          <table:table-cell table:number-columns-repeated="2" office:value-type="float" office:value="191.883999999991">
            <text:p>191.884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style-name="ce7" office:value-type="string">
            <text:p>1929-12-24 12:00</text:p>
          </table:table-cell>
          <table:table-cell table:number-columns-repeated="2" office:value-type="float" office:value="201.910999999993">
            <text:p>201.911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style-name="ce7" office:value-type="string">
            <text:p>1930-01-20 12:00</text:p>
          </table:table-cell>
          <table:table-cell table:number-columns-repeated="2" office:value-type="float" office:value="198.309999999998">
            <text:p>198.3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style-name="ce7" office:value-type="string">
            <text:p>1930-02-16 12:00</text:p>
          </table:table-cell>
          <table:table-cell table:number-columns-repeated="2" office:value-type="float" office:value="193.095000000001">
            <text:p>193.095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style-name="ce7" office:value-type="string">
            <text:p>1930-03-16 12:00</text:p>
          </table:table-cell>
          <table:table-cell table:number-columns-repeated="2" office:value-type="float" office:value="200.929999999993">
            <text:p>200.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style-name="ce7" office:value-type="string">
            <text:p>1930-04-12 12:00</text:p>
          </table:table-cell>
          <table:table-cell table:number-columns-repeated="2" office:value-type="float" office:value="195.141999999993">
            <text:p>195.142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style-name="ce7" office:value-type="string">
            <text:p>1930-05-09 12:00</text:p>
          </table:table-cell>
          <table:table-cell table:number-columns-repeated="2" office:value-type="float" office:value="190.652000000002">
            <text:p>190.652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style-name="ce7" office:value-type="string">
            <text:p>1930-06-06 12:00</text:p>
          </table:table-cell>
          <table:table-cell table:number-columns-repeated="2" office:value-type="float" office:value="200.856999999989">
            <text:p>200.85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style-name="ce7" office:value-type="string">
            <text:p>1930-07-03 12:00</text:p>
          </table:table-cell>
          <table:table-cell table:number-columns-repeated="2" office:value-type="float" office:value="197.821999999986">
            <text:p>197.822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style-name="ce7" office:value-type="string">
            <text:p>1930-07-30 12:00</text:p>
          </table:table-cell>
          <table:table-cell table:number-columns-repeated="2" office:value-type="float" office:value="193.986999999994">
            <text:p>193.987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style-name="ce7" office:value-type="string">
            <text:p>1930-08-27 12:00</text:p>
          </table:table-cell>
          <table:table-cell table:number-columns-repeated="2" office:value-type="float" office:value="202.907999999996">
            <text:p>202.908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style-name="ce7" office:value-type="string">
            <text:p>1930-09-23 12:00</text:p>
          </table:table-cell>
          <table:table-cell table:number-columns-repeated="2" office:value-type="float" office:value="196.744000000006">
            <text:p>196.744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style-name="ce7" office:value-type="string">
            <text:p>1930-10-20 12:00</text:p>
          </table:table-cell>
          <table:table-cell table:number-columns-repeated="2" office:value-type="float" office:value="190.488000000012">
            <text:p>190.488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style-name="ce7" office:value-type="string">
            <text:p>1930-11-17 12:00</text:p>
          </table:table-cell>
          <table:table-cell table:number-columns-repeated="2" office:value-type="float" office:value="199.730000000011">
            <text:p>199.73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style-name="ce7" office:value-type="string">
            <text:p>1930-12-14 12:00</text:p>
          </table:table-cell>
          <table:table-cell table:number-columns-repeated="2" office:value-type="float" office:value="196.125">
            <text:p>196.125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style-name="ce7" office:value-type="string">
            <text:p>1931-01-10 12:00</text:p>
          </table:table-cell>
          <table:table-cell table:number-columns-repeated="2" office:value-type="float" office:value="193.007000000012">
            <text:p>193.007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style-name="ce7" office:value-type="string">
            <text:p>1931-02-07 12:00</text:p>
          </table:table-cell>
          <table:table-cell table:number-columns-repeated="2" office:value-type="float" office:value="202.937999999995">
            <text:p>202.938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style-name="ce7" office:value-type="string">
            <text:p>1931-03-06 12:00</text:p>
          </table:table-cell>
          <table:table-cell table:number-columns-repeated="2" office:value-type="float" office:value="197.160000000003">
            <text:p>197.16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style-name="ce7" office:value-type="string">
            <text:p>1931-04-02 12:00</text:p>
          </table:table-cell>
          <table:table-cell table:number-columns-repeated="2" office:value-type="float" office:value="190.179000000004">
            <text:p>190.179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style-name="ce7" office:value-type="string">
            <text:p>1931-04-30 12:00</text:p>
          </table:table-cell>
          <table:table-cell table:number-columns-repeated="2" office:value-type="float" office:value="198.693999999989">
            <text:p>198.694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style-name="ce7" office:value-type="string">
            <text:p>1931-05-27 12:00</text:p>
          </table:table-cell>
          <table:table-cell table:number-columns-repeated="2" office:value-type="float" office:value="193.804000000004">
            <text:p>193.804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style-name="ce7" office:value-type="string">
            <text:p>1931-06-23 12:00</text:p>
          </table:table-cell>
          <table:table-cell table:number-columns-repeated="2" office:value-type="float" office:value="190.358999999997">
            <text:p>190.35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style-name="ce7" office:value-type="string">
            <text:p>1931-07-21 12:00</text:p>
          </table:table-cell>
          <table:table-cell table:number-columns-repeated="2" office:value-type="float" office:value="201.272999999986">
            <text:p>201.273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style-name="ce7" office:value-type="string">
            <text:p>1931-08-17 12:00</text:p>
          </table:table-cell>
          <table:table-cell table:number-columns-repeated="2" office:value-type="float" office:value="197.282000000007">
            <text:p>197.282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style-name="ce7" office:value-type="string">
            <text:p>1931-09-13 12:00</text:p>
          </table:table-cell>
          <table:table-cell table:number-columns-repeated="2" office:value-type="float" office:value="191.524999999994">
            <text:p>191.525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style-name="ce7" office:value-type="string">
            <text:p>1931-10-11 12:00</text:p>
          </table:table-cell>
          <table:table-cell table:number-columns-repeated="2" office:value-type="float" office:value="199.722000000009">
            <text:p>199.722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style-name="ce7" office:value-type="string">
            <text:p>1931-11-07 12:00</text:p>
          </table:table-cell>
          <table:table-cell table:number-columns-repeated="2" office:value-type="float" office:value="192.94200000001">
            <text:p>192.942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style-name="ce7" office:value-type="string">
            <text:p>1931-12-05 12:00</text:p>
          </table:table-cell>
          <table:table-cell table:number-columns-repeated="2" office:value-type="float" office:value="202.301000000007">
            <text:p>202.30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style-name="ce7" office:value-type="string">
            <text:p>1932-01-01 12:00</text:p>
          </table:table-cell>
          <table:table-cell table:number-columns-repeated="2" office:value-type="float" office:value="198.58600000001">
            <text:p>198.586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style-name="ce7" office:value-type="string">
            <text:p>1932-01-28 12:00</text:p>
          </table:table-cell>
          <table:table-cell table:number-columns-repeated="2" office:value-type="float" office:value="195.390000000014">
            <text:p>195.3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style-name="ce7" office:value-type="string">
            <text:p>1932-02-24 12:00</text:p>
          </table:table-cell>
          <table:table-cell table:number-columns-repeated="2" office:value-type="float" office:value="190.853999999992">
            <text:p>190.854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style-name="ce7" office:value-type="string">
            <text:p>1932-03-23 12:00</text:p>
          </table:table-cell>
          <table:table-cell table:number-columns-repeated="2" office:value-type="float" office:value="199.562999999995">
            <text:p>199.563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style-name="ce7" office:value-type="string">
            <text:p>1932-04-19 12:00</text:p>
          </table:table-cell>
          <table:table-cell table:number-columns-repeated="2" office:value-type="float" office:value="192.521999999997">
            <text:p>192.522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style-name="ce7" office:value-type="string">
            <text:p>1932-05-17 12:00</text:p>
          </table:table-cell>
          <table:table-cell table:number-columns-repeated="2" office:value-type="float" office:value="201.102000000014">
            <text:p>201.102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style-name="ce7" office:value-type="string">
            <text:p>1932-06-13 12:00</text:p>
          </table:table-cell>
          <table:table-cell table:number-columns-repeated="2" office:value-type="float" office:value="196.133000000002">
            <text:p>196.13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style-name="ce7" office:value-type="string">
            <text:p>1932-07-10 12:00</text:p>
          </table:table-cell>
          <table:table-cell table:number-columns-repeated="2" office:value-type="float" office:value="192.662000000011">
            <text:p>192.662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style-name="ce7" office:value-type="string">
            <text:p>1932-08-07 12:00</text:p>
          </table:table-cell>
          <table:table-cell table:number-columns-repeated="2" office:value-type="float" office:value="203.602000000014">
            <text:p>203.602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style-name="ce7" office:value-type="string">
            <text:p>1932-09-03 12:00</text:p>
          </table:table-cell>
          <table:table-cell table:number-columns-repeated="2" office:value-type="float" office:value="199.636999999988">
            <text:p>199.63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style-name="ce7" office:value-type="string">
            <text:p>1932-09-30 12:00</text:p>
          </table:table-cell>
          <table:table-cell table:number-columns-repeated="2" office:value-type="float" office:value="193.962">
            <text:p>193.962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table:style-name="ce7" office:value-type="string">
            <text:p>1932-10-28 12:00</text:p>
          </table:table-cell>
          <table:table-cell table:number-columns-repeated="2" office:value-type="float" office:value="202.103000000003">
            <text:p>202.103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table:style-name="ce7" office:value-type="string">
            <text:p>1932-11-24 12:00</text:p>
          </table:table-cell>
          <table:table-cell table:number-columns-repeated="2" office:value-type="float" office:value="195.446999999986">
            <text:p>195.447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style-name="ce7" office:value-type="string">
            <text:p>1932-12-21 12:00</text:p>
          </table:table-cell>
          <table:table-cell table:number-columns-repeated="2" office:value-type="float" office:value="190.590999999986">
            <text:p>190.591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table:style-name="ce7" office:value-type="string">
            <text:p>1933-01-18 12:00</text:p>
          </table:table-cell>
          <table:table-cell table:number-columns-repeated="2" office:value-type="float" office:value="201.051999999996">
            <text:p>201.052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style-name="ce7" office:value-type="string">
            <text:p>1933-02-14 12:00</text:p>
          </table:table-cell>
          <table:table-cell table:number-columns-repeated="2" office:value-type="float" office:value="197.888999999996">
            <text:p>197.889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table:style-name="ce7" office:value-type="string">
            <text:p>1933-03-13 12:00</text:p>
          </table:table-cell>
          <table:table-cell table:number-columns-repeated="2" office:value-type="float" office:value="193.565999999992">
            <text:p>193.566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table:style-name="ce7" office:value-type="string">
            <text:p>1933-04-10 12:00</text:p>
          </table:table-cell>
          <table:table-cell table:number-columns-repeated="2" office:value-type="float" office:value="202.295000000013">
            <text:p>202.295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table:style-name="ce7" office:value-type="string">
            <text:p>1933-05-07 12:00</text:p>
          </table:table-cell>
          <table:table-cell table:number-columns-repeated="2" office:value-type="float" office:value="195.847000000009">
            <text:p>195.847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style-name="ce7" office:value-type="string">
            <text:p>1933-06-03 12:00</text:p>
          </table:table-cell>
          <table:table-cell table:number-columns-repeated="2" office:value-type="float" office:value="190.159000000014">
            <text:p>190.15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style-name="ce7" office:value-type="string">
            <text:p>1933-07-01 12:00</text:p>
          </table:table-cell>
          <table:table-cell table:number-columns-repeated="2" office:value-type="float" office:value="199.570999999996">
            <text:p>199.571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style-name="ce7" office:value-type="string">
            <text:p>1933-07-28 12:00</text:p>
          </table:table-cell>
          <table:table-cell table:number-columns-repeated="2" office:value-type="float" office:value="196.190000000002">
            <text:p>196.19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style-name="ce7" office:value-type="string">
            <text:p>1933-08-24 12:00</text:p>
          </table:table-cell>
          <table:table-cell table:number-columns-repeated="2" office:value-type="float" office:value="193.114000000001">
            <text:p>193.114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style-name="ce7" office:value-type="string">
            <text:p>1933-09-21 12:00</text:p>
          </table:table-cell>
          <table:table-cell table:number-columns-repeated="2" office:value-type="float" office:value="203.002999999997">
            <text:p>203.003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table:style-name="ce7" office:value-type="string">
            <text:p>1933-10-18 12:00</text:p>
          </table:table-cell>
          <table:table-cell table:number-columns-repeated="2" office:value-type="float" office:value="197.853000000003">
            <text:p>197.853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style-name="ce7" office:value-type="string">
            <text:p>1933-11-14 12:00</text:p>
          </table:table-cell>
          <table:table-cell table:number-columns-repeated="2" office:value-type="float" office:value="191.80799999999">
            <text:p>191.808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table:style-name="ce7" office:value-type="string">
            <text:p>1933-12-12 12:00</text:p>
          </table:table-cell>
          <table:table-cell table:number-columns-repeated="2" office:value-type="float" office:value="199.880999999994">
            <text:p>199.881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table:style-name="ce7" office:value-type="string">
            <text:p>1934-01-08 12:00</text:p>
          </table:table-cell>
          <table:table-cell table:number-columns-repeated="2" office:value-type="float" office:value="195.420000000013">
            <text:p>195.42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table:style-name="ce7" office:value-type="string">
            <text:p>1934-02-04 12:00</text:p>
          </table:table-cell>
          <table:table-cell table:number-columns-repeated="2" office:value-type="float" office:value="192.253999999986">
            <text:p>192.254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table:style-name="ce7" office:value-type="string">
            <text:p>1934-03-04 12:00</text:p>
          </table:table-cell>
          <table:table-cell table:number-columns-repeated="2" office:value-type="float" office:value="202.253999999986">
            <text:p>202.254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style-name="ce7" office:value-type="string">
            <text:p>1934-03-31 12:00</text:p>
          </table:table-cell>
          <table:table-cell table:number-columns-repeated="2" office:value-type="float" office:value="198.393000000011">
            <text:p>198.393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table:style-name="ce7" office:value-type="string">
            <text:p>1934-04-27 12:00</text:p>
          </table:table-cell>
          <table:table-cell table:number-columns-repeated="2" office:value-type="float" office:value="193.464000000007">
            <text:p>193.464</text:p>
          </table:table-cell>
          <table:table-cell/>
        </table:table-row>
        <table:table-row table:style-name="ro1" table:number-rows-repeated="104846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4-07-07T11:51:36</meta:creation-date>
    <dc:date>2014-07-07T12:40:04</dc:date>
    <dc:creator>Ryan </dc:creator>
    <meta:editing-duration>PT9M54S</meta:editing-duration>
    <meta:editing-cycles>3</meta:editing-cycles>
    <meta:generator>LibreOffice/3.6$Linux_X86_64 LibreOffice_project/360m1$Build-304</meta:generator>
    <meta:document-statistic meta:table-count="1" meta:cell-count="417" meta:object-count="0"/>
  </office:meta>
</office:document-meta>
</file>